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list-style-name="L1"/>
    <style:style style:name="P3" style:family="paragraph" style:parent-style-name="Text_20_body" style:list-style-name="L1">
      <style:paragraph-properties fo:margin-top="0cm" fo:margin-bottom="0cm"/>
    </style:style>
    <style:style style:name="P4" style:family="paragraph" style:parent-style-name="Preformatted_20_Text">
      <style:paragraph-properties fo:margin-top="0cm" fo:margin-bottom="0.499cm"/>
    </style:style>
    <style:style style:name="T1" style:family="text">
      <style:text-properties style:text-position="33% 80%"/>
    </style:style>
    <style:style style:name="T2" style:family="text">
      <style:text-properties fo:font-style="italic"/>
    </style:style>
    <style:style style:name="T3"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Encoded Archival Description Tag Library, Version 2002</text:h>
      <text:h text:style-name="Heading_20_2" text:outline-level="2" text:is-list-header="true">Preface</text:h>
      <text:p text:style-name="Text_20_body">The Society of American Archivists Encoded Archival Description Working Group<text:a xlink:type="simple" xlink:href="http://www.loc.gov/ead/tglib/preface.html#foot1"><text:span text:style-name="T1">(1)</text:span></text:a> is pleased to bring you EAD 2002, the second full version of the encoding standard for archival finding aids. This version represents a truly international collaboration in the continued development and maintenance of EAD. </text:p>
      <text:p text:style-name="Text_20_body">In 2000 the International Council on Archives Committee on Descriptive Standards published the second edition of the General International Standard Archival Description (ISAD(G)). One of the guiding principles of EAD is to maintain compatibility with ISAD(G). Many of the suggestions submitted to the Working Group in late 2000 and early 2001 reflected changes needed to maintain that compatibility; they have been accommodated in this version through the addition of new elements and/or attributes or through clarification of existing element and attribute definitions. Experimentation with EAD internationally, particularly recent tests in France and Germany, has shown that EAD is applicable to a variety of descriptive practices but also has indicated the need for structural changes. Some of the more significant changes are as follows:</text:p>
      <text:p text:style-name="Text_20_body">There are two new elements in the Descriptive Identification of the Unit &lt;did&gt;: Language of the Material &lt;langmaterial&gt;, and Material Specific Details &lt;materialspec&gt;. Replacing the LANGMATERIAL attribute in &lt;archdesc&gt; and &lt;c&gt;, the &lt;langmaterial&gt; element makes it possible to provide intelligible information about language(s) to the end user. Information such as scale for technical drawings and maps and playing time for sound recordings can be expressed in &lt;materialspec&gt;, expanding EAD's applicability beyond "traditional" archival materials.</text:p>
      <text:p text:style-name="Text_20_body">Archival Description &lt;archdesc&gt; (and therefore all components) also has some new elements. Location of Originals &lt;originalsloc&gt; parallels the originals/copies aspect of Alternative Form Available &lt;altformavail&gt;. Physical Characteristics and Technical Requirements &lt;phystech&gt; accommodates the new ISAD(G) rule 3.4.4, and indicates whether there are unusual physical aspects or if special equipment is needed to access the materials. Legal Status &lt;legalstatus&gt;, a new subelement of &lt;accessrestrict&gt;, replaces the former LEGALSTATUS attribute on &lt;archdesc&gt;.</text:p>
      <text:p text:style-name="Text_20_body">A new subelement in the &lt;profiledesc&gt; header element, Descriptive Rules &lt;descrules&gt;, accommodates the new ISAD(G) element 3.7.2 to provide the descriptive code used to create the finding aid.</text:p>
      <text:p text:style-name="Text_20_body">Structural changes have also been implemented in EAD 2002. Administrative Information &lt;admininfo&gt; and Adjunct Descriptive Data &lt;add&gt; have been "unbundled," i.e., the elements that were formerly nested within these two elements are now available directly in &lt;archdesc&gt; and &lt;c&gt;. While they provided a useful grouping tool at the highest level of description, frequently the need to open, for example, &lt;admininfo&gt; to use &lt;accessrestrict&gt; at the component level simply created tagging overhead. It should be noted that the use of &lt;admininfo&gt; and &lt;add&gt; is being deprecated by the Working Group (see Appendix B). This means that the Working Group recommends discontinuing their use because this structure will be eliminated in a future version of EAD. To facilitate grouping of elements on an as-needed basis, another new &lt;archdesc&gt; element has been created, Description Group &lt;descgrp&gt;. &lt;descgrp&gt; can be used to bundle most of the structural elements (except &lt;did&gt; and &lt;dsc&gt;), enabling archivists to group them logically at a given level of description.</text:p>
      <text:p text:style-name="Text_20_body">EAD 2002 presents a host of new attributes, and most of the semi-closed lists of attribute values <text:soft-page-break/>have been eliminated. In most cases, the semi-closed lists were very Anglo-centric and inhibited international adoption of EAD (e.g., the list of controlled vocabulary thesauri for the SOURCE attribute). It will now be the responsibility of individual repositories to use consistently the code lists and terminology recommended by national practices.</text:p>
      <text:p text:style-name="Text_20_body">Finally, archivists persuasively articulated the need for certain elements and attributes in places where they weren't available in EAD version 1.0. As a result, &lt;title&gt; is now available in &lt;indexentry&gt;, and "singlequote" and "doublequote" have been added as values for the RENDER attribute, in addition to other improvements. </text:p>
      <text:p text:style-name="Text_20_body">The Working Group gratefully acknowledges all who took the time to contribute to this version of EAD. EAD is stronger for your attention and interest! In addition, we extend our deep appreciation to the National Historical Publications and Records Commission, which has provided funding to support Working Group meetings. </text:p>
      <text:p text:style-name="Text_20_body">Like many efforts of its kind, most of the work of bringing EAD 2002 to fruition was shouldered by a small group of dedicated souls. I'd like to extend my personal thanks to Daniel Pitti at the University of Virginia for once again revising the DTD (and revising... and revising...), to Michael Fox of the Minnesota Historical Society for writing definitions of new elements and attributes and for drafting a conversion script and testing the new DTD, to Tim Hutchinson of the University of Saskatchewan for careful proofreading, and to Merrilee Proffitt of the Research Libraries Group and Bill Landis of the University of California at Irvine for gathering and parsing the examples.</text:p>
      <text:p text:style-name="P1">Kris Kiesling<text:line-break/><text:span text:style-name="T2">Chair, EAD Working Group</text:span></text:p>
      <text:h text:style-name="Heading_20_3" text:outline-level="3" text:is-list-header="true"><text:bookmark text:name="foot1"/><text:line-break/>Footnotes</text:h>
      <text:p text:style-name="Text_20_body"><text:span text:style-name="T3">1</text:span> - At the time of this revision members of the Working Group were: Randall Barry (Library of Congress Network Development and MARC Standards Office), Catherine Dhérent (Archives de France), Michael Fox (Minnesota Historical Society), Tim Hutchinson (University of Saskatchewan), Kris Kiesling (University of Texas at Austin), William Landis (University of California, Irvine), Gavan McCarthy (University of Melbourne), Daniel Pitti (University of Virginia), Merrilee Proffitt (Research Libraries Group, <text:span text:style-name="T2">ex officio</text:span>), Lydia Reid (National Archives and Records Administration), and Meg Sweet (Public Record Office). </text:p>
      <text:p text:style-name="Standard"/>
      <text:p text:style-name="Standard"/>
      <text:p text:style-name="Standard"/>
      <text:h text:style-name="Heading_20_2" text:outline-level="2" text:is-list-header="true">Tag Library Conventions</text:h>
      <text:p text:style-name="Text_20_body">The EAD Elements section of the tag library contains descriptions of 146 elements, which are arranged alphabetically by their tag names. The Index by Element Name (Appendix D) makes it possible to locate those elements with tag names that might be hard to find alphabetically. For example, the index entry for Conditions Governing Use points to the tag name &lt;userestrict&gt;. The Index by Element Name also serves as a concise, easily browsable list of all EAD elements. </text:p>
      <text:p text:style-name="Text_20_body">The EAD Elements section presents information for each element as shown in Figure 1. Some of a DTD's specialized terminology is explained on the following pages as a reminder of basic SGML/XML conventions involved in encoding documents with EAD <text:a xlink:type="simple" xlink:href="http://www.loc.gov/ead/tglib/tlc.html#foot2"><text:span text:style-name="T1">(2)</text:span></text:a>.</text:p>
      <text:p text:style-name="Text_20_body"><draw:a xlink:type="simple" xlink:href="http://www.loc.gov/ead/tglib/images/figure1a.gif" office:target-frame-name="bigimage" xlink:show="replace"><draw:frame draw:style-name="fr1" draw:name="Графический объект1" text:anchor-type="as-char" svg:width="1.997cm" svg:height="0.998cm" draw:z-index="0"><draw:image xlink:href="http://www.loc.gov/ead/tglib/images/figure1.gif" xlink:type="simple" xlink:show="embed" xlink:actuate="onLoad"/><svg:title>Figure 1. Layout of element descriptions  (textual description follows this graphic.)</svg:title></draw:frame></draw:a> <text:line-break/><text:span text:style-name="T3">Figure 1. Layout of element descriptions</text:span> </text:p>
      <text:p text:style-name="Text_20_body"><text:soft-page-break/>This section also includes the three elements that occur in the EAD Group DTD: &lt;eadgrp&gt;, &lt;archdescgrp&gt;, and &lt;dscgrp&gt;. The EAD Group DTD allows several EAD-encoded finding aids to be combined into a single document and uses many EAD elements.</text:p>
      <text:h text:style-name="Heading_20_3" text:outline-level="3" text:is-list-header="true">Tag Name:</text:h>
      <text:p text:style-name="Text_20_body">Short, mnemonic form of the element name that is used in the machine-readable encoded document. The tag name is the first word at the top of the page. Tag names appear between angle brackets, e.g., &lt;archdesc&gt;, except in the listings under "May occur within" and "May contain," and are always in lowercase.</text:p>
      <text:h text:style-name="Heading_20_3" text:outline-level="3" text:is-list-header="true">Element Name:</text:h>
      <text:p text:style-name="Text_20_body">Expanded version of the tag name which more fully describes the element's meaning. The full name of the element is usually a word or phrase that identifies the element's purpose. In the tag library, the element name follows the tag name on the page defining that element and appears with initial capital letters, e.g., &lt;archdesc&gt; Archival Description.</text:p>
      <text:h text:style-name="Heading_20_3" text:outline-level="3" text:is-list-header="true">Description: </text:h>
      <text:p text:style-name="Text_20_body">The first paragraph of the description defines the element by drawing from terminology in archival glossaries, basic dictionaries, and data dictionaries such as ISAD(G), MARC21, the <text:span text:style-name="T2">Categories for the Description of Works of Art</text:span>, and the Text Encoding Initiative DTD. <text:a xlink:type="simple" xlink:href="http://www.loc.gov/ead/tglib/tlc.html#foot3"><text:span text:style-name="T1">(3)</text:span></text:a> Any additional paragraphs describe how the element is used, differentiate it from similar elements, point out useful attributes, provide an illustrative example, or direct the reader to related elements. Stock phrases are used to suggest the kind of element being discussed. "Wrapper element" indicates an element that cannot contain text directly; a second, nested element must be opened first. Wrapper elements designate sets of elements that comprise a distinctive section of a finding aid, for example, the Descriptive Identification &lt;did&gt;. "Generic element" refers to elements common to many kinds of documents that contain information that does not specifically relate to the structural parts of a finding aid, e.g., &lt;address&gt; and &lt;date&gt;. "Formatting element" indicates elements that can be used to invoke special character or text presentation, such as block quotes, chronologies, and emphasis. When an element is required, that fact is also stated. Specific ISAD(G) data elements and/or MARC fields that relate to a given element are provided when applicable. For information on specified sequences of elements, consult the DTD itself. For example, you may wish to check the list of subelements in an XML authoring program or DTD visualization tool.</text:p>
      <text:h text:style-name="Heading_20_3" text:outline-level="3" text:is-list-header="true">May contain:</text:h>
      <text:p text:style-name="Text_20_body">Identifies what may occur within the element being defined. Elements are listed in alphabetical order by tag name. Elements may be empty (e.g., containing only an attribute); or they may contain text (called #PCDATA); other elements; or a mixture of text and other elements. </text:p>
      <text:p text:style-name="Text_20_body">The abbreviation #PCDATA (parsed character data) means that text content is allowed directly inside of an element, but the text cannot include characters that would be interpreted by a parser as action codes. For example, a left angle bracket has to be represented as the character entity reference &amp;lang; so that it is not misinterpreted as the start of an element name. </text:p>
      <text:p text:style-name="Text_20_body">The list of nested elements usually includes more elements than are generally needed, because similar elements sharing the same content model travel together as a group. This is a device to ease the authoring of a DTD and to aid machine processing of encoded documents. For example, once one reference element such as &lt;ref&gt; is listed under May contain, all the reference elements appear, including &lt;archref&gt;, &lt;bibref&gt;, &lt;extptr&gt;, &lt;extref&gt;, and &lt;ptr&gt;, even though the simple internal &lt;ref&gt; element is the most likely choice in a particular context.</text:p>
      <text:h text:style-name="Heading_20_3" text:outline-level="3" text:is-list-header="true"><text:soft-page-break/>May occur within:</text:h>
      <text:p text:style-name="Text_20_body">Identifies all of the parent elements within which the described element may appear, listed in alphabetical order by tag name. This information conveys the sense of where and how often an element is available throughout the DTD. Definitions for parent elements may provide additional information about an element's usage. </text:p>
      <text:h text:style-name="Heading_20_3" text:outline-level="3" text:is-list-header="true">Attributes:</text:h>
      <text:p text:style-name="Text_20_body">Identifies all attributes that can be associated with an element. Attributes are represented in lowercase letters in XML coding, but the Online EAD Tag Library uses the convention of capital letters to distinguish attributes from elements within the tag library context. See the EAD Attributes section of the tag library for definitions and additional information.</text:p>
      <text:h text:style-name="Heading_20_3" text:outline-level="3" text:is-list-header="true">Examples:</text:h>
      <text:p text:style-name="Text_20_body">Most element descriptions include a tagged example to indicate how attributes and elements can be used together. Most of the examples are taken from real finding aids; others have been specially constructed for the tag library. The examples illustrate any required sequences of elements, as in the case of subelements within the &lt;eadheader&gt;, or required attributes such as LEVEL in &lt;archdesc&gt;. In other cases, the examples are intended simply to show what is possible. Some examples have ellipses, either between or within elements, where other elements or text have been omitted. Some elements have multiple examples -- one may show very dense markup that uses numerous attributes while another may illustrate a minimalist approach to the markup. Either approach is valid in EAD, and it is up to the repository to determine the optimal level of markup based on institutional resources and/or consortial guidelines.</text:p>
      <text:h text:style-name="Heading_20_3" text:outline-level="3" text:is-list-header="true">Footnotes</text:h>
      <text:p text:style-name="Text_20_body"><text:bookmark text:name="foot2"/><text:span text:style-name="T3">2</text:span> - For basic information about SGML and XML and pointers to additional sources, consult the XML Cover Pages at <text:a xlink:type="simple" xlink:href="http://www.oasis-open.org/cover/">http://www.oasis-open.org/cover/</text:a>. </text:p>
      <text:p text:style-name="Text_20_body"><text:bookmark text:name="foot3"/><text:span text:style-name="T3">3</text:span> - See below </text:p>
      <text:list xml:id="list42617772" text:style-name="L1">
        <text:list-item>
          <text:p text:style-name="P3">International Council on Archives. <text:span text:style-name="T2">ISAD(G): General International Standard Archival Description</text:span>, 2nd ed., adopted by the Committee on Descriptive Standards, Stockholm, Sweden, 19-22 September 1999 (<text:a xlink:type="simple" xlink:href="http://www.ica.org/biblio/cds/isad_g_2e.pdf">http://www.ica.org/biblio/cds/isad_g_2e.pdf</text:a>). </text:p>
        </text:list-item>
        <text:list-item>
          <text:p text:style-name="P3"><text:span text:style-name="T2">Categories for the Description of Works of Art.</text:span> (Santa Monica, Calif.: Getty Information Institute, <text:a xlink:type="simple" xlink:href="http://www.getty.edu/research/institute/standards/cdwa/">http://www.getty.edu/research/institute/standards/cdwa/</text:a> ). </text:p>
        </text:list-item>
        <text:list-item>
          <text:p text:style-name="P3">Library of Congress. <text:span text:style-name="T2">MARC21 Format for Bibliographic Data.</text:span> (Washington, D.C.: Library of Congress, 2001. (<text:a xlink:type="simple" xlink:href="http://www.loc.gov/marc/bibliographic/ecbdhome.html">http://www.loc.gov/marc/bibliographic/ecbdhome.html</text:a>). </text:p>
        </text:list-item>
        <text:list-item>
          <text:p text:style-name="P2">The Text Encoding Initiative is an international research project that has developed an encoding standard for a wide range of document types in the domain of humanities computing (<text:a xlink:type="simple" xlink:href="http://www.tei-c.org/">http://www.tei-c.org/</text:a>). </text:p>
        </text:list-item>
      </text:list>
      <text:h text:style-name="Heading_20_2" text:outline-level="2" text:is-list-header="true">EAD Attributes: Introduction</text:h>
      <text:p text:style-name="Text_20_body">Attributes are associated with most of the elements contained in EAD. These attributes reflect named properties of an element and may take on different values, depending on the context in which they occur. In order to set one or more attributes, an encoder should include the name of the attribute(s) within the same angle bracket as the start tag, together with the value(s) to which the attribute(s) is/are to be set. That is,</text:p>
      <text:p text:style-name="P4">&lt;[tag] [attribute]="[value]"&gt;</text:p>
      <text:p text:style-name="Text_20_body"><text:soft-page-break/>or</text:p>
      <text:p text:style-name="P4">&lt;[tag] [attribute1]="[value1]" [attribute2]="[value2]"&gt;</text:p>
      <text:p text:style-name="Text_20_body">For example:</text:p>
      <text:p text:style-name="P4">&lt;unitdate type="inclusive"&gt;1937-1992&lt;/unitdate&gt;</text:p>
      <text:p text:style-name="Text_20_body">or</text:p>
      <text:p text:style-name="Preformatted_20_Text">&lt;origination label="Creator:"&gt;Kenny, Elizabeth&lt;/origination&gt;</text:p>
      <text:p text:style-name="Preformatted_20_Text"/>
      <text:p text:style-name="P4">&lt;unittitle encodinganalog="MARC 245" label="Title:"&gt;Elizabeth Kenny Papers&lt;/unittitle&gt;</text:p>
      <text:p text:style-name="Text_20_body">Most attributes are optional and of the type called #IMPLIED. Two attributes are flagged as #REQUIRED, that is, the LEVEL attribute on &lt;archdesc&gt; and &lt;archdescgrp&gt;, and the COLS attribute on &lt;tgroup&gt;, and two are #FIXED. </text:p>
      <text:p text:style-name="Text_20_body">#IMPLIED-- The attribute is not required. If no attribute value is specified, a processing program may infer a value. </text:p>
      <text:p text:style-name="Text_20_body">#REQUIRED-- The attribute must be specified within the start tag for the element, e.g.:</text:p>
      <text:p text:style-name="P4">&lt;archdesc level="recordgrp"&gt;</text:p>
      <text:p text:style-name="Text_20_body">#FIXED-- The attribute has only one possible value which is specified by the DTD.</text:p>
      <text:p text:style-name="Text_20_body">The value of attributes may be constrained by the DTD using specific attribute type values. For example, "id" attribute is of type ID, which constrains its value to a string beginning with an alphabetic character. An "id" value must be unique within the EAD instance within which it occurs, that is, no other tag in the entire document can have the same "id" value. Most EAD attributes are of type CDATA, which means that any text characters may be used.</text:p>
      <text:p text:style-name="Text_20_body">CDATA: -- Character data. No markup is recognized within a CDATA value except for character references. If the characters &lt; (less than), &gt; (greater than), &amp; (ampersand), ' (apostrophe), or " (quotation) are used, they must be escaped using a character reference. </text:p>
      <text:p text:style-name="Text_20_body">ENTITY: -- The name of a nonparsed entity that has been declared in the declaration subset of the document. For example, the ENTITYREF attribute must contain the name of an entity that has been declared in the declaration subset. Processing software can use the reference to the nonparsed entity to display the entity in the body of the text or in a new window. </text:p>
      <text:p text:style-name="Text_20_body">ID: -- Unique identifier. For example, most elements have an ID attribute, so that a unique code can be established for and used to refer to that specific element. The content of the ID attribute is of the type called "id." Parsers verify that the value of attributes of type "id" are unique. ID attribute values must begin with an alpha, not numeric, character, either upper or lowercase, and may contain a . (period), <text:line-break/>: (colon), - (hyphen), or _ (underscore), but not a blank space. See also attributes of type "idref." </text:p>
      <text:p text:style-name="Text_20_body">IDREF: -- ID reference value; previously entered ID of another element. For example, the &lt;container&gt; element has a PARENT attribute that can only be an "idref," which means it has a reference to a valid ID in another element. </text:p>
      <text:p text:style-name="Text_20_body">IDREFS: -- List of ID reference values. </text:p>
      <text:p text:style-name="Text_20_body">NMTOKEN: -- A name token, which can consist of any alpha or numeric character, as well as a . (period), : (colon), - (hyphen), or _ (underscore), but not a blank space. A number of attributes in EAD where a character string from a code list is to be used are NMTOKEN.</text:p>
      <text:p text:style-name="Text_20_body">NMTOKENS: -- List of name tokens. </text:p>
      <text:p text:style-name="Text_20_body"><text:soft-page-break/>When the EAD DTD limits attribute values to a few choices, those values are declared in the DTD as part of what is known as a closed list, or technically, a name-token list. For example, the values of the attribute AUDIENCE are limited to either "external" or "internal." Some attributes are associated with semi-closed lists. Such lists include those values believed to be the most useful in many contexts. Since the DTD creators could not anticipate all useful values for an attribute of this type, the list permits, by means of another attribute, the ability to provide an alternative value. For example, the &lt;dsc&gt; element includes several display types in a semi-closed list. Setting the TYPE attribute to "othertype" makes it possible to specify in a separate OTHERTYPE attribute display types that are not in the semi-closed list for TYPE. The definitions for some values in the closed and semi-closed lists appear below.</text:p>
      <text:p text:style-name="Text_20_body">The <text:a xlink:type="simple" xlink:href="http://www.loc.gov/ead/tglib/att_gen.html">following is a complete list</text:a> of all the attributes that occur in EAD, and some discussion of how they may be used. Attributes that are used for linking and for tabular display are defined in separate lists that follow the General Attributes lis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Title"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Title"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5T22:51:37.79</meta:creation-date>
    <meta:document-statistic meta:table-count="0" meta:image-count="1" meta:object-count="0" meta:page-count="6" meta:paragraph-count="68" meta:word-count="2707" meta:character-count="17645"/>
    <dc:date>2009-06-05T22:52:32.81</dc:date>
    <meta:editing-duration>PT00H00M55S</meta:editing-duration>
    <meta:editing-cycles>1</meta:editing-cycles>
    <meta:generator>OpenOffice.org/3.0$Win32 OpenOffice.org_project/300m9$Build-9358</meta:generator>
  </office:meta>
</office:document-meta>
</file>